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ooledExecutor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Result( Object object , InvocationTarget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ooledExecutor.DynamicPooled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PooledExecutor.execute( Runnable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PooledExecutor.executeAndWait( Command [ ] comman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esult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ooledExecutor.adjustPool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